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4446" officeooo:paragraph-rsid="000e444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style="normal" fo:font-weight="bold" officeooo:rsid="000e4446" officeooo:paragraph-rsid="000e4446" style:font-size-asian="10.5pt" style:font-style-asian="normal" style:font-weight-asian="bold" style:font-size-complex="12pt" style:font-style-complex="normal" style:font-weight-complex="bold"/>
    </style:style>
    <style:style style:name="P3" style:family="paragraph" style:parent-style-name="Standard">
      <style:paragraph-properties fo:text-align="start" style:justify-single-word="false"/>
      <style:text-properties fo:font-size="12pt" fo:font-style="normal" fo:font-weight="normal" officeooo:rsid="000e4446" officeooo:paragraph-rsid="000e4446"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0e4446" officeooo:paragraph-rsid="000e4446"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0f9c9f" officeooo:paragraph-rsid="000e4446"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105b34" officeooo:paragraph-rsid="000e4446"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bold" officeooo:rsid="000e4446" officeooo:paragraph-rsid="000e4446"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normal" officeooo:rsid="000e4446" officeooo:paragraph-rsid="000e4446"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0f9c9f" officeooo:paragraph-rsid="000e4446"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105b34" officeooo:paragraph-rsid="000e4446"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officeooo:paragraph-rsid="001203c1"/>
    </style:style>
    <style:style style:name="T1" style:family="text">
      <style:text-properties style:text-underline-style="none"/>
    </style:style>
    <style:style style:name="T2" style:family="text">
      <style:text-properties style:text-underline-style="none" officeooo:rsid="000f9c9f"/>
    </style:style>
    <style:style style:name="T3" style:family="text">
      <style:text-properties style:text-underline-style="none" officeooo:rsid="00105b34"/>
    </style:style>
    <style:style style:name="T4" style:family="text">
      <style:text-properties style:text-underline-style="none" officeooo:rsid="0010ebaf"/>
    </style:style>
    <style:style style:name="T5" style:family="text">
      <style:text-properties style:text-underline-style="none" officeooo:rsid="001113c8"/>
    </style:style>
    <style:style style:name="T6" style:family="text">
      <style:text-properties style:text-underline-style="none" officeooo:rsid="0011650a"/>
    </style:style>
    <style:style style:name="T7" style:family="text">
      <style:text-properties fo:font-size="12pt" fo:font-style="normal" style:text-underline-style="none" fo:font-weight="normal" officeooo:rsid="000f9c9f" style:font-size-asian="10.5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1203c1" style:font-size-asian="10.5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chthemen für die Doku: automatisches Gewächshaus</text:p>
      <text:p text:style-name="P1"/>
      <text:p text:style-name="P2">Programmieren:</text:p>
      <text:p text:style-name="P4"/>
      <text:p text:style-name="P4"/>
      <text:p text:style-name="P4"/>
      <text:p text:style-name="P4"/>
      <text:p text:style-name="P4"/>
      <text:p text:style-name="P4"/>
      <text:p text:style-name="P4"/>
      <text:p text:style-name="P7"/>
      <text:p text:style-name="P7"/>
      <text:p text:style-name="P7"/>
      <text:p text:style-name="P7"/>
      <text:p text:style-name="P7"/>
      <text:p text:style-name="P7">Elektronik:</text:p>
      <text:p text:style-name="P7"/>
      <text:p text:style-name="P3"><text:span text:style-name="T1">- EMV-Problem bei den Wasserpumpen, beim Einschalten der Pumpen </text:span><text:span text:style-name="T2">über ein Relais, schaltete sich der Arduino aus. Bei Fehlersuche ergab sich, immer wenn das Kabel in der Nähe des µC lag, strürzte er ab, lag es weit weg, dann funktionierte es gut. Nach Messungen mit dem Oszi, konnte man die HF-Störung sehen und diese mit einer </text:span><text:span text:style-name="T6">Entstör</text:span><text:span text:style-name="T2">-Drossel (Spule im Hin- und Rückzweig plus Keramikkondensator parallel) soweit reduzieren, das sie keinen Einfluß auf die Arbeit des Arduino mehr haben.</text:span></text:p>
      <text:p text:style-name="P3"><text:span text:style-name="T2"/></text:p>
      <text:p text:style-name="P11"><text:span text:style-name="T7">W</text:span><text:span text:style-name="T8">ikipedia: </text:span><text:span text:style-name="T1">Drosseln sollen Gleichstrom und niederfrequente Ströme nicht oder nur wenig <text:s/>beeinflussen, hochfrequente </text:span><text:a xlink:type="simple" xlink:href="https://de.wikipedia.org/wiki/Wechselstrom" text:style-name="Internet_20_link" text:visited-style-name="Visited_20_Internet_20_Link">Wechselströme</text:a><text:span text:style-name="T1"> dagegen durch ihren hohen </text:span><text:a xlink:type="simple" xlink:href="https://de.wikipedia.org/wiki/Induktivität" text:style-name="Internet_20_link" text:visited-style-name="Visited_20_Internet_20_Link">induktiven Widerstand</text:a><text:span text:style-name="T1"> wirksam verringern. Ziel ist, hochfrequente </text:span><text:a xlink:type="simple" xlink:href="https://de.wikipedia.org/wiki/Störausstrahlung_(EMV)" text:style-name="Internet_20_link" text:visited-style-name="Visited_20_Internet_20_Link">Störstrahlung</text:a><text:span text:style-name="T1"> zu verhindern. Weil durch die Wicklung der volle Laststrom der nachfolgenden Schaltung fließt, haben sie oftmals einen relativ starken Leitungsquerschnitt, um die ohmschen Verluste gering zu halten. </text:span><text:span text:style-name="T8"><text:s/></text:span></text:p>
      <text:p text:style-name="P5"/>
      <text:p text:style-name="P5"/>
      <text:p text:style-name="P5">- Zwei Steckverbinder statt einen. Signalleitung und stromführende Leitungen trennen, um Einstreuung auf die Signale zu verhindern.</text:p>
      <text:p text:style-name="P5"/>
      <text:p text:style-name="P5"/>
      <text:p text:style-name="P3"><text:span text:style-name="T2">- </text:span><text:span text:style-name="T3">12V Netzteil versorgt alles was 12V braucht (Lüfter, Heizung…) direkt und geht in einen DC-DC Spannungswandler, der aus 12V → 5V macht und alle 5V-Teile versorgt ( Pumpe, Sensoren, Display…) und auch den Arduino selbst, dann der 5V Ausgang des Arduino, kann auch als 5V Eingang verwendet werden, um den Arduino mit 5V zu versorgen, dann ist man unabhängig vom USB und EXT-Eingang (7V-12V) → entnommen aus der Arduino-Refferenz</text:span></text:p>
      <text:p text:style-name="P6"/>
      <text:p text:style-name="P6"/>
      <text:p text:style-name="P3"><text:span text:style-name="T3">- </text:span><text:span text:style-name="T4">Das Display wird über i2c angesteuert um Leitungen zu sparen. Dazu wird ein I2C-Adapter verwendet, welcher aus den </text:span><text:span text:style-name="T5">8 </text:span><text:span text:style-name="T4">Datenleitungen, nur zwei Leitungen macht. Unsere Module verwenden einen IC „NXD PCF 8574T“. Das ist ein Portexpander </text:span><text:span text:style-name="T5">von parallel zu I2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10:17:47.517990029</meta:creation-date>
    <dc:date>2019-09-09T14:41:21.216744926</dc:date>
    <meta:editing-duration>PT33M37S</meta:editing-duration>
    <meta:editing-cycles>7</meta:editing-cycles>
    <meta:generator>LibreOffice/6.1.5.2$Linux_X86_64 LibreOffice_project/10$Build-2</meta:generator>
    <meta:document-statistic meta:table-count="0" meta:image-count="0" meta:object-count="0" meta:page-count="1" meta:paragraph-count="8" meta:word-count="267" meta:character-count="1812" meta:non-whitespace-character-count="1550"/>
  </office:meta>
</office:document-meta>
</file>